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e5c1b" officeooo:paragraph-rsid="001e5c1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la bla bla lofi hip fo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7T13:08:16.381026456</meta:creation-date>
    <dc:date>2020-01-17T13:08:32.374664875</dc:date>
    <meta:editing-duration>PT18S</meta:editing-duration>
    <meta:editing-cycles>1</meta:editing-cycles>
    <meta:generator>LibreOffice/6.0.7.3$Linux_X86_64 LibreOffice_project/00m0$Build-3</meta:generator>
    <meta:document-statistic meta:table-count="0" meta:image-count="0" meta:object-count="0" meta:page-count="1" meta:paragraph-count="1" meta:word-count="6" meta:character-count="24" meta:non-whitespace-character-count="19"/>
  </office:meta>
</office:document-meta>
</file>